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000000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2" style:family="table-cell" style:parent-style-name="Default" style:data-style-name="N61">
      <style:text-properties fo:color="#000000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6pt" svg:x="280.18pt" svg:y="5.24pt">
            <loext:p draw:notify-on-update-of-ranges="Sheet1.C2:Sheet1.C6 Sheet1.B2:Sheet1.B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743.05pt" svg:y="7.57pt">
            <loext:p draw:notify-on-update-of-ranges="Sheet1.B2:Sheet1.B6 Sheet1.D2:Sheet1.D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46pt" svg:height="255.26pt" svg:x="748.52pt" svg:y="290.66pt">
            <loext:p draw:notify-on-update-of-ranges="Sheet1.B9:Sheet1.B13 Sheet1.D9:Sheet1.D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46pt" svg:height="255.26pt" svg:x="272.41pt" svg:y="286.13pt">
            <loext:p draw:notify-on-update-of-ranges="Sheet1.B9:Sheet1.B13 Sheet1.C9:Sheet1.C1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46pt" svg:height="255.26pt" svg:x="1208.21pt" svg:y="6.04pt">
            <loext:p draw:notify-on-update-of-ranges="Sheet1.B2:Sheet1.B6 Sheet1.D2:Sheet1.D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46pt" svg:height="255.26pt" svg:x="1214.45pt" svg:y="288.37pt">
            <loext:p draw:notify-on-update-of-ranges="Sheet1.B9:Sheet1.B13 Sheet1.D9:Sheet1.D1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Moyennes sur 100 tests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ests type 1</text:p>
          </table:table-cell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0.00159" calcext:value-type="float">
            <text:p>0.00159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74" calcext:value-type="float">
            <text:p>174</text:p>
          </table:table-cell>
          <table:table-cell office:value-type="float" office:value="0.00842" calcext:value-type="float">
            <text:p>0.0084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358" calcext:value-type="float">
            <text:p>358</text:p>
          </table:table-cell>
          <table:table-cell office:value-type="float" office:value="0.01407" calcext:value-type="float">
            <text:p>0.01407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389" calcext:value-type="float">
            <text:p>389</text:p>
          </table:table-cell>
          <table:table-cell office:value-type="float" office:value="0.28899" calcext:value-type="float">
            <text:p>0.28899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394" calcext:value-type="float">
            <text:p>394</text:p>
          </table:table-cell>
          <table:table-cell office:value-type="float" office:value="1.13461" calcext:value-type="float">
            <text:p>1.13461</text:p>
          </table:table-cell>
        </table:table-row>
        <table:table-row table:style-name="ro1" table:number-rows-repeated="2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Tests type 2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36" calcext:value-type="float">
            <text:p>36</text:p>
          </table:table-cell>
          <table:table-cell table:style-name="ce2" office:value-type="float" office:value="0.00025" calcext:value-type="float">
            <text:p>2.50E-0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ce1" office:value-type="float" office:value="175" calcext:value-type="float">
            <text:p>175</text:p>
          </table:table-cell>
          <table:table-cell office:value-type="float" office:value="0.00367" calcext:value-type="float">
            <text:p>0.00367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style-name="ce1" office:value-type="float" office:value="359" calcext:value-type="float">
            <text:p>359</text:p>
          </table:table-cell>
          <table:table-cell office:value-type="float" office:value="0.01409" calcext:value-type="float">
            <text:p>0.01409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style-name="ce1" office:value-type="float" office:value="388" calcext:value-type="float">
            <text:p>388</text:p>
          </table:table-cell>
          <table:table-cell office:value-type="float" office:value="0.29272" calcext:value-type="float">
            <text:p>0.29272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style-name="ce1" office:value-type="float" office:value="393" calcext:value-type="float">
            <text:p>393</text:p>
          </table:table-cell>
          <table:table-cell office:value-type="float" office:value="1.12611" calcext:value-type="float">
            <text:p>1.126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8:51:01.985643734</meta:creation-date>
    <dc:date>2017-10-11T19:06:54.405553273</dc:date>
    <meta:editing-duration>PT5M42S</meta:editing-duration>
    <meta:editing-cycles>1</meta:editing-cycles>
    <meta:document-statistic meta:table-count="1" meta:cell-count="33" meta:object-count="6"/>
    <meta:generator>LibreOffice/5.3.6.1$Linux_X86_64 LibreOffice_project/3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4.86cm" svg:y="0.315cm" chart:style-name="ch2">
          <text:p>Nombre de points dans le CDS</text:p>
        </chart:title>
        <chart:subtitle svg:x="3.007cm" svg:y="1.249cm" chart:style-name="ch3">
          <text:p>Avec une augmentation des points dans une fenêtre fixée</text:p>
        </chart:subtitle>
        <chart:legend chart:legend-position="end" svg:x="13.146cm" svg:y="4.23cm" style:legend-expansion="high" chart:style-name="ch4"/>
        <chart:plot-area chart:style-name="ch5" table:cell-range-address="Sheet1.B2:Sheet1.C6" svg:x="1.278cm" svg:y="2.084cm" svg:width="11.549cm" svg:height="5.813cm">
          <chartooo:coordinate-region svg:x="2.085cm" svg:y="2.257cm" svg:width="10.277cm" svg:height="5.046cm"/>
          <chart:axis chart:dimension="x" chart:name="primary-x" chart:style-name="ch6">
            <chart:title svg:x="5.024cm" svg:y="8.077cm" chart:style-name="ch7">
              <text:p>Nombre de points de l'UDG</text:p>
            </chart:title>
          </chart:axis>
          <chart:axis chart:dimension="y" chart:name="primary-y" chart:style-name="ch6">
            <chart:title svg:x="0.451cm" svg:y="6.939cm" chart:style-name="ch8">
              <text:p>Nombre de points du CDS</text:p>
            </chart:title>
            <chart:grid chart:style-name="ch9" chart:class="major"/>
          </chart:axis>
          <chart:series chart:style-name="ch10" chart:values-cell-range-address="Sheet1.C2:Sheet1.C6" chart:class="chart:scatter">
            <chart:domain table:cell-range-address="Sheet1.B2:Sheet1.B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B2:Sheet1.B6</svg:desc>
                </draw:g>
              </table:table-cell>
              <table:table-cell office:value-type="float" office:value="37">
                <text:p>37</text:p>
                <draw:g>
                  <svg:desc>Sheet1.C2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394">
                <text:p>3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468cm" svg:y="0.315cm" chart:style-name="ch2">
          <text:p>Temps de calcul du CDS</text:p>
        </chart:title>
        <chart:subtitle svg:x="3.007cm" svg:y="1.249cm" chart:style-name="ch3">
          <text:p>Avec une augmentation des points dans une fenêtre fixée</text:p>
        </chart:subtitle>
        <chart:legend chart:legend-position="end" svg:x="13.146cm" svg:y="4.23cm" style:legend-expansion="high" chart:style-name="ch4"/>
        <chart:plot-area chart:style-name="ch5" table:cell-range-address="Sheet1.B2:Sheet1.B6 Sheet1.D2:Sheet1.D6" svg:x="1.278cm" svg:y="2.084cm" svg:width="11.549cm" svg:height="5.813cm">
          <chartooo:coordinate-region svg:x="2.005cm" svg:y="2.258cm" svg:width="10.357cm" svg:height="5.045cm"/>
          <chart:axis chart:dimension="x" chart:name="primary-x" chart:style-name="ch6">
            <chart:title svg:x="5.024cm" svg:y="8.077cm" chart:style-name="ch7">
              <text:p>Nombre de points de l'UDG</text:p>
            </chart:title>
          </chart:axis>
          <chart:axis chart:dimension="y" chart:name="primary-y" chart:style-name="ch8">
            <chart:title svg:x="0.451cm" svg:y="6.489cm" chart:style-name="ch9">
              <text:p>Temps en secondes</text:p>
            </chart:title>
            <chart:grid chart:style-name="ch10" chart:class="major"/>
          </chart:axis>
          <chart:series chart:style-name="ch11" chart:values-cell-range-address="Sheet1.D2:Sheet1.D6" chart:class="chart:scatter">
            <chart:domain table:cell-range-address="Sheet1.B2:Sheet1.B6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B2:Sheet1.B6</svg:desc>
                </draw:g>
              </table:table-cell>
              <table:table-cell office:value-type="float" office:value="0.00159">
                <text:p>0.00159</text:p>
                <draw:g>
                  <svg:desc>Sheet1.D2:Sheet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0.00842">
                <text:p>0.008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1407">
                <text:p>0.014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0.28899">
                <text:p>0.288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.13461">
                <text:p>1.134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468cm" svg:y="0.315cm" chart:style-name="ch2">
          <text:p>Temps de calcul du CDS</text:p>
        </chart:title>
        <chart:subtitle svg:x="2.439cm" svg:y="1.249cm" chart:style-name="ch3">
          <text:p>Avec une augmentation proportionelle des points et de la fenêtre</text:p>
        </chart:subtitle>
        <chart:legend chart:legend-position="end" svg:x="13.146cm" svg:y="4.23cm" style:legend-expansion="high" chart:style-name="ch4"/>
        <chart:plot-area chart:style-name="ch5" table:cell-range-address="Sheet1.B9:Sheet1.B13 Sheet1.D9:Sheet1.D13" svg:x="1.278cm" svg:y="2.084cm" svg:width="11.549cm" svg:height="5.813cm">
          <chartooo:coordinate-region svg:x="2.005cm" svg:y="2.258cm" svg:width="10.357cm" svg:height="5.045cm"/>
          <chart:axis chart:dimension="x" chart:name="primary-x" chart:style-name="ch6">
            <chart:title svg:x="5.024cm" svg:y="8.077cm" chart:style-name="ch7">
              <text:p>Nombre de points de l'UDG</text:p>
            </chart:title>
          </chart:axis>
          <chart:axis chart:dimension="y" chart:name="primary-y" chart:style-name="ch8">
            <chart:title svg:x="0.451cm" svg:y="6.489cm" chart:style-name="ch9">
              <text:p>Temps en secondes</text:p>
            </chart:title>
            <chart:grid chart:style-name="ch10" chart:class="major"/>
          </chart:axis>
          <chart:series chart:style-name="ch11" chart:values-cell-range-address="Sheet1.D9:Sheet1.D13" chart:class="chart:scatter">
            <chart:domain table:cell-range-address="Sheet1.B9:Sheet1.B13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B9:Sheet1.B13</svg:desc>
                </draw:g>
              </table:table-cell>
              <table:table-cell office:value-type="float" office:value="0.00025">
                <text:p>0.00025</text:p>
                <draw:g>
                  <svg:desc>Sheet1.D9:Sheet1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0.00367">
                <text:p>0.003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1409">
                <text:p>0.014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0.29272">
                <text:p>0.29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.12611">
                <text:p>1.126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4.86cm" svg:y="0.315cm" chart:style-name="ch2">
          <text:p>Nombre de points dans le CDS</text:p>
        </chart:title>
        <chart:subtitle svg:x="2.439cm" svg:y="1.249cm" chart:style-name="ch3">
          <text:p>Avec une augmentation proportionelle des points et de la fenêtre</text:p>
        </chart:subtitle>
        <chart:legend chart:legend-position="end" svg:x="13.146cm" svg:y="4.23cm" style:legend-expansion="high" chart:style-name="ch4"/>
        <chart:plot-area chart:style-name="ch5" table:cell-range-address="Sheet1.B9:Sheet1.C13" svg:x="1.278cm" svg:y="2.084cm" svg:width="11.549cm" svg:height="5.813cm">
          <chartooo:coordinate-region svg:x="2.085cm" svg:y="2.257cm" svg:width="10.277cm" svg:height="5.046cm"/>
          <chart:axis chart:dimension="x" chart:name="primary-x" chart:style-name="ch6">
            <chart:title svg:x="5.024cm" svg:y="8.077cm" chart:style-name="ch7">
              <text:p>Nombre de points de l'UDG</text:p>
            </chart:title>
          </chart:axis>
          <chart:axis chart:dimension="y" chart:name="primary-y" chart:style-name="ch6">
            <chart:title svg:x="0.451cm" svg:y="6.939cm" chart:style-name="ch8">
              <text:p>Nombre de points du CDS</text:p>
            </chart:title>
            <chart:grid chart:style-name="ch9" chart:class="major"/>
          </chart:axis>
          <chart:series chart:style-name="ch10" chart:values-cell-range-address="Sheet1.C9:Sheet1.C13" chart:class="chart:scatter">
            <chart:domain table:cell-range-address="Sheet1.B9:Sheet1.B13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B9:Sheet1.B13</svg:desc>
                </draw:g>
              </table:table-cell>
              <table:table-cell office:value-type="float" office:value="36">
                <text:p>36</text:p>
                <draw:g>
                  <svg:desc>Sheet1.C9:Sheet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393">
                <text:p>3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468cm" svg:y="0.315cm" chart:style-name="ch2">
          <text:p>Temps de calcul du CDS</text:p>
        </chart:title>
        <chart:subtitle svg:x="3.007cm" svg:y="1.249cm" chart:style-name="ch3">
          <text:p>Avec une augmentation des points dans une fenêtre fixée</text:p>
        </chart:subtitle>
        <chart:legend chart:legend-position="end" svg:x="13.146cm" svg:y="4.23cm" style:legend-expansion="high" chart:style-name="ch4"/>
        <chart:plot-area chart:style-name="ch5" table:cell-range-address="Sheet1.B2:Sheet1.B6 Sheet1.D2:Sheet1.D6" svg:x="1.278cm" svg:y="2.084cm" svg:width="11.549cm" svg:height="5.813cm">
          <chartooo:coordinate-region svg:x="2.376cm" svg:y="2.257cm" svg:width="9.986cm" svg:height="5.046cm"/>
          <chart:axis chart:dimension="x" chart:name="primary-x" chart:style-name="ch6">
            <chart:title svg:x="5.024cm" svg:y="8.077cm" chart:style-name="ch7">
              <text:p>Nombre de points de l'UDG</text:p>
            </chart:title>
          </chart:axis>
          <chart:axis chart:dimension="y" chart:name="primary-y" chart:style-name="ch8">
            <chart:title svg:x="0.451cm" svg:y="8.196cm" chart:style-name="ch9">
              <text:p>Temps en secondes (echelle logarithmique)</text:p>
            </chart:title>
            <chart:grid chart:style-name="ch10" chart:class="major"/>
          </chart:axis>
          <chart:series chart:style-name="ch11" chart:values-cell-range-address="Sheet1.D2:Sheet1.D6" chart:class="chart:scatter">
            <chart:domain table:cell-range-address="Sheet1.B2:Sheet1.B6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B2:Sheet1.B6</svg:desc>
                </draw:g>
              </table:table-cell>
              <table:table-cell office:value-type="float" office:value="0.00159">
                <text:p>0.00159</text:p>
                <draw:g>
                  <svg:desc>Sheet1.D2:Sheet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0.00842">
                <text:p>0.008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1407">
                <text:p>0.014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0.28899">
                <text:p>0.288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.13461">
                <text:p>1.134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m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468cm" svg:y="0.315cm" chart:style-name="ch2">
          <text:p>Temps de calcul du CDS</text:p>
        </chart:title>
        <chart:subtitle svg:x="2.439cm" svg:y="1.249cm" chart:style-name="ch3">
          <text:p>Avec une augmentation proportionelle des points et de la fenêtre</text:p>
        </chart:subtitle>
        <chart:legend chart:legend-position="end" svg:x="13.146cm" svg:y="4.23cm" style:legend-expansion="high" chart:style-name="ch4"/>
        <chart:plot-area chart:style-name="ch5" table:cell-range-address="Sheet1.B9:Sheet1.B13 Sheet1.D9:Sheet1.D13" svg:x="1.278cm" svg:y="2.084cm" svg:width="11.549cm" svg:height="5.813cm">
          <chartooo:coordinate-region svg:x="2.561cm" svg:y="2.257cm" svg:width="9.801cm" svg:height="5.046cm"/>
          <chart:axis chart:dimension="x" chart:name="primary-x" chart:style-name="ch6">
            <chart:title svg:x="5.024cm" svg:y="8.077cm" chart:style-name="ch7">
              <text:p>Nombre de points de l'UDG</text:p>
            </chart:title>
          </chart:axis>
          <chart:axis chart:dimension="y" chart:name="primary-y" chart:style-name="ch8">
            <chart:title svg:x="0.451cm" svg:y="8.196cm" chart:style-name="ch9">
              <text:p>Temps en secondes (echelle logarithmique)</text:p>
            </chart:title>
            <chart:grid chart:style-name="ch10" chart:class="major"/>
          </chart:axis>
          <chart:series chart:style-name="ch11" chart:values-cell-range-address="Sheet1.D9:Sheet1.D13" chart:class="chart:scatter">
            <chart:domain table:cell-range-address="Sheet1.B9:Sheet1.B13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B9:Sheet1.B13</svg:desc>
                </draw:g>
              </table:table-cell>
              <table:table-cell office:value-type="float" office:value="0.00025">
                <text:p>0.00025</text:p>
                <draw:g>
                  <svg:desc>Sheet1.D9:Sheet1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0.00367">
                <text:p>0.003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1409">
                <text:p>0.014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0.29272">
                <text:p>0.29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.12611">
                <text:p>1.1261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m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